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338" officeooo:paragraph-rsid="001e33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first time using git in ubuntu via Command Lin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5T16:22:07.090899716</meta:creation-date>
    <dc:date>2020-08-15T16:23:50.021605498</dc:date>
    <meta:editing-duration>PT1M44S</meta:editing-duration>
    <meta:editing-cycles>1</meta:editing-cycles>
    <meta:document-statistic meta:table-count="0" meta:image-count="0" meta:object-count="0" meta:page-count="1" meta:paragraph-count="1" meta:word-count="10" meta:character-count="51" meta:non-whitespace-character-count="42"/>
    <meta:generator>LibreOffice/6.4.4.2$Linux_X86_64 LibreOffice_project/40$Build-2</meta:generator>
  </office:meta>
</office:document-meta>
</file>